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11in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N-option BlackScholes</text:p>
          </table:table-cell>
          <table:table-cell table:number-columns-repeated="6"/>
        </table:table-row>
        <table:table-row table:style-name="ro2">
          <table:table-cell office:value-type="string">
            <text:p>double precision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core i7</text:p>
          </table:table-cell>
          <table:table-cell office:value-type="string">
            <text:p>GeForce GTX 560 Ti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table:number-columns-spanned="2" table:number-rows-spanned="1">
            <text:p>time (s)</text:p>
          </table:table-cell>
          <table:covered-table-cell table:style-name="ce1"/>
          <table:table-cell table:style-name="ce1" office:value-type="string" table:number-columns-spanned="2" table:number-rows-spanned="1">
            <text:p>GFLOPS</text:p>
          </table:table-cell>
          <table:covered-table-cell table:style-name="ce1"/>
          <table:table-cell/>
        </table:table-row>
        <table:table-row table:style-name="ro2">
          <table:table-cell office:value-type="string">
            <text:p>N</text:p>
          </table:table-cell>
          <table:table-cell office:value-type="string">
            <text:p>data size (GB)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cpu</text:p>
          </table:table-cell>
          <table:table-cell office:value-type="string">
            <text:p>cuda</text:p>
          </table:table-cell>
          <table:table-cell office:value-type="string">
            <text:p>speedup</text:p>
          </table:table-cell>
        </table:table-row>
        <table:table-row table:style-name="ro2">
          <table:table-cell office:value-type="float" office:value="4000000">
            <text:p>4000000</text:p>
          </table:table-cell>
          <table:table-cell table:formula="of:=5*[.A6]*8/2^30" office:value-type="float" office:value="0.149011611938477">
            <text:p>0.1490116119</text:p>
          </table:table-cell>
          <table:table-cell office:value-type="float" office:value="272">
            <text:p>272</text:p>
          </table:table-cell>
          <table:table-cell office:value-type="float" office:value="54">
            <text:p>54</text:p>
          </table:table-cell>
          <table:table-cell table:style-name="ce3" table:formula="of:=[.$B6]/([.C6]*0.001)" office:value-type="float" office:value="0.54783680859734">
            <text:p>0.55</text:p>
          </table:table-cell>
          <table:table-cell table:style-name="ce3" table:formula="of:=[.$B6]/([.D6]*0.001)" office:value-type="float" office:value="2.75947429515697">
            <text:p>2.76</text:p>
          </table:table-cell>
          <table:table-cell table:style-name="ce3" table:formula="of:=[.C6]/[.D6]" office:value-type="float" office:value="5.03703703703704">
            <text:p>5.04</text:p>
          </table:table-cell>
        </table:table-row>
        <table:table-row table:style-name="ro2">
          <table:table-cell office:value-type="float" office:value="8000000">
            <text:p>8000000</text:p>
          </table:table-cell>
          <table:table-cell table:formula="of:=5*[.A7]*8/2^30" office:value-type="float" office:value="0.298023223876953">
            <text:p>0.2980232239</text:p>
          </table:table-cell>
          <table:table-cell office:value-type="float" office:value="550">
            <text:p>550</text:p>
          </table:table-cell>
          <table:table-cell office:value-type="float" office:value="104">
            <text:p>104</text:p>
          </table:table-cell>
          <table:table-cell table:style-name="ce3" table:formula="of:=[.$B7]/([.C7]*0.001)" office:value-type="float" office:value="0.541860407049006">
            <text:p>0.54</text:p>
          </table:table-cell>
          <table:table-cell table:style-name="ce3" table:formula="of:=[.$B7]/([.D7]*0.001)" office:value-type="float" office:value="2.86560792189378">
            <text:p>2.87</text:p>
          </table:table-cell>
          <table:table-cell table:style-name="ce3" table:formula="of:=[.C7]/[.D7]" office:value-type="float" office:value="5.28846153846154">
            <text:p>5.29</text:p>
          </table:table-cell>
        </table:table-row>
        <table:table-row table:style-name="ro2">
          <table:table-cell office:value-type="float" office:value="16000000">
            <text:p>16000000</text:p>
          </table:table-cell>
          <table:table-cell table:formula="of:=5*[.A8]*8/2^30" office:value-type="float" office:value="0.596046447753906">
            <text:p>0.5960464478</text:p>
          </table:table-cell>
          <table:table-cell office:value-type="float" office:value="1100">
            <text:p>1100</text:p>
          </table:table-cell>
          <table:table-cell table:style-name="ce2" office:value-type="float" office:value="201">
            <text:p>201</text:p>
          </table:table-cell>
          <table:table-cell table:style-name="ce3" table:formula="of:=[.$B8]/([.C8]*0.001)" office:value-type="float" office:value="0.541860407049006">
            <text:p>0.54</text:p>
          </table:table-cell>
          <table:table-cell table:style-name="ce3" table:formula="of:=[.$B8]/([.D8]*0.001)" office:value-type="float" office:value="2.965405212706">
            <text:p>2.97</text:p>
          </table:table-cell>
          <table:table-cell table:style-name="ce3" table:formula="of:=[.C8]/[.D8]" office:value-type="float" office:value="5.4726368159204">
            <text:p>5.47</text:p>
          </table:table-cell>
        </table:table-row>
        <table:table-row table:style-name="ro2">
          <table:table-cell office:value-type="float" office:value="32000000">
            <text:p>32000000</text:p>
          </table:table-cell>
          <table:table-cell table:formula="of:=5*[.A9]*8/2^30" office:value-type="float" office:value="1.19209289550781">
            <text:p>1.1920928955</text:p>
          </table:table-cell>
          <table:table-cell office:value-type="float" office:value="2190">
            <text:p>2190</text:p>
          </table:table-cell>
          <table:table-cell office:value-type="float" office:value="403">
            <text:p>403</text:p>
          </table:table-cell>
          <table:table-cell table:style-name="ce3" table:formula="of:=[.$B9]/([.C9]*0.001)" office:value-type="float" office:value="0.544334655483019">
            <text:p>0.54</text:p>
          </table:table-cell>
          <table:table-cell table:style-name="ce3" table:formula="of:=[.$B9]/([.D9]*0.001)" office:value-type="float" office:value="2.95804688711616">
            <text:p>2.96</text:p>
          </table:table-cell>
          <table:table-cell table:style-name="ce3" table:formula="of:=[.C9]/[.D9]" office:value-type="float" office:value="5.43424317617866">
            <text:p>5.43</text:p>
          </table:table-cell>
        </table:table-row>
        <table:table-row table:style-name="ro2">
          <table:table-cell>
            <draw:frame table:end-cell-address="Sheet1.G31" table:end-x="0.8657in" table:end-y="0.0961in" draw:z-index="0" draw:style-name="gr1" draw:text-style-name="P1" svg:width="6.2988in" svg:height="3.5429in" svg:x="0.0394in" svg:y="0.0402in">
              <draw:object draw:notify-on-update-of-ranges="Sheet1.A6:Sheet1.A9 Sheet1.E5:Sheet1.E5 Sheet1.E6:Sheet1.E9 Sheet1.A6:Sheet1.A9 Sheet1.F5:Sheet1.F5 Sheet1.F6:Sheet1.F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1" number:min-integer-digits="1" number:min-exponent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11/07/2012</text:date>, <text:time>18:3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5:32:26</meta:creation-date>
    <dc:date>2012-11-07T18:35:42</dc:date>
    <meta:editing-duration>PT1H47M14S</meta:editing-duration>
    <meta:editing-cycles>27</meta:editing-cycles>
    <meta:generator>OpenOffice.org/3.4.1$Unix OpenOffice.org_project/341m1$Build-9593</meta:generator>
    <meta:document-statistic meta:table-count="3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7">
      <number:scientific-number number:decimal-places="1" number:min-integer-digits="1" number:min-exponent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9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38cm" svg:y="0.315cm" chart:style-name="ch2">
          <text:p>BlackScholes: Throughput</text:p>
        </chart:title>
        <chart:legend chart:legend-position="top" svg:x="6.196cm" svg:y="1.465cm" style:legend-expansion="wide" chart:style-name="ch3"/>
        <chart:plot-area chart:style-name="ch4" table:cell-range-address="Sheet1.A6:Sheet1.A9 Sheet1.E5:Sheet1.F9" chart:data-source-has-labels="row" svg:x="1.307cm" svg:y="2.419cm" svg:width="14.053cm" svg:height="5.444cm">
          <chartooo:coordinate-region svg:x="2.043cm" svg:y="2.616cm" svg:width="12.75cm" svg:height="4.604cm"/>
          <chart:axis chart:dimension="x" chart:name="primary-x" chart:style-name="ch5">
            <chart:title svg:x="7.837cm" svg:y="8.043cm" chart:style-name="ch6">
              <text:p>option</text:p>
            </chart:title>
          </chart:axis>
          <chart:axis chart:dimension="y" chart:name="primary-y" chart:style-name="ch7">
            <chart:title svg:x="0.451cm" svg:y="5.556cm" chart:style-name="ch8">
              <text:p>GB/s</text:p>
            </chart:title>
            <chart:grid chart:style-name="ch9" chart:class="major"/>
          </chart:axis>
          <chart:series chart:style-name="ch10" chart:values-cell-range-address="Sheet1.E6:Sheet1.E9" chart:label-cell-address="Sheet1.E5:Sheet1.E5" chart:class="chart:scatter">
            <chart:domain table:cell-range-address="Sheet1.A6:Sheet1.A9"/>
            <chart:data-point chart:repeated="4"/>
          </chart:series>
          <chart:series chart:style-name="ch11" chart:values-cell-range-address="Sheet1.F6:Sheet1.F9" chart:label-cell-address="Sheet1.F5:Sheet1.F5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</text:p>
                <draw:g>
                  <svg:desc>Sheet1.E5:Sheet1.E5</svg:desc>
                </draw:g>
              </table:table-cell>
              <table:table-cell office:value-type="string">
                <text:p>cuda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00">
                <text:p>4000000</text:p>
                <draw:g>
                  <svg:desc>Sheet1.A6:Sheet1.A9</svg:desc>
                </draw:g>
              </table:table-cell>
              <table:table-cell office:value-type="float" office:value="0.54783680859734">
                <text:p>0.54783680859734</text:p>
                <draw:g>
                  <svg:desc>Sheet1.E6:Sheet1.E9</svg:desc>
                </draw:g>
              </table:table-cell>
              <table:table-cell office:value-type="float" office:value="2.75947429515697">
                <text:p>2.75947429515697</text:p>
                <draw:g>
                  <svg:desc>Sheet1.F6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000">
                <text:p>8000000</text:p>
              </table:table-cell>
              <table:table-cell office:value-type="float" office:value="0.541860407049006">
                <text:p>0.541860407049006</text:p>
              </table:table-cell>
              <table:table-cell office:value-type="float" office:value="2.86560792189378">
                <text:p>2.86560792189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0000">
                <text:p>16000000</text:p>
              </table:table-cell>
              <table:table-cell office:value-type="float" office:value="0.541860407049006">
                <text:p>0.541860407049006</text:p>
              </table:table-cell>
              <table:table-cell office:value-type="float" office:value="2.965405212706">
                <text:p>2.965405212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00000">
                <text:p>32000000</text:p>
              </table:table-cell>
              <table:table-cell office:value-type="float" office:value="0.544334655483019">
                <text:p>0.544334655483019</text:p>
              </table:table-cell>
              <table:table-cell office:value-type="float" office:value="2.95804688711616">
                <text:p>2.95804688711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